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3530698673193255122" text:style-name="L2">
        <text:list-item>
          <text:p text:style-name="P35">Walk 0.15 miles at the beginning of each ½ mile and then run the remaining 0.35 miles.</text:p>
        </text:list-item>
        <text:list-item>
          <text:p text:style-name="P35">If I want to average about 12:00/mile, the walking pace should be close 14:45/mile and the running pace should be close to 10:45/mile.</text:p>
        </text:list-item>
        <text:list-item>
          <text:p text:style-name="P35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8283520946737053603" text:style-name="L3">
        <text:list-item>
          <text:list>
            <text:list-header>
              <text:p text:style-name="P36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7">I warmed down by walking and running 1.5 miles at about 12:00/mile.</text:p>
      <text:p text:style-name="P7"/>
      <text:p text:style-name="P7">Wed 2/22/2017 <text:span text:style-name="T1">4 miles</text:span></text:p>
      <text:p text:style-name="P7">I jogged ½ mile to the indoor track.</text:p>
      <text:p text:style-name="P7">On the track I walked and ran 3.5 miles averaging about 12:00.mile. <text:s/>I walked 0.16 miles at the beginning of each ½ mile.</text:p>
      <text:p text:style-name="P7"/>
      <text:p text:style-name="P7">Thur 2/23/2017 <text:span text:style-name="T1">4.75 miles</text:span></text:p>
      <text:p text:style-name="P7">I ran with Tiffany Hrach and Jim Fitch on the indoor track.</text:p>
      <text:p text:style-name="P7">1.25 mile warm up including ¼ mile of drills.</text:p>
      <text:p text:style-name="P7">3 x ¾ mile with ¼ mile jog between each.</text:p>
      <text:p text:style-name="P7">Times: 6:42, 6:41, 6:33</text:p>
      <text:p text:style-name="P7">We warmed down with a ¾ mile jog. <text:s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15:02:14.64</dc:date>
    <dc:creator>James Lombardi</dc:creator>
    <meta:editing-duration>PT13H41M11S</meta:editing-duration>
    <meta:editing-cycles>83</meta:editing-cycles>
    <meta:document-statistic meta:table-count="0" meta:image-count="0" meta:object-count="0" meta:page-count="8" meta:paragraph-count="227" meta:word-count="2906" meta:character-count="14347"/>
  </office:meta>
</office:document-meta>
</file>